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dp2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0.618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84d1" fo:font-weight="bold" style:font-weight-asian="bold" style:font-weight-complex="bold"/>
    </style:style>
    <style:style style:name="P4" style:family="paragraph">
      <style:text-properties fo:color="#ff0000"/>
    </style:style>
    <style:style style:name="P5" style:family="paragraph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color="#0084d1" fo:font-weight="bold" style:font-weight-asian="bold" style:font-weight-complex="bold"/>
    </style:style>
    <style:style style:name="T4" style:family="text">
      <style:text-properties fo:color="#0084d1" style:text-position="sub 58%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style:text-position="sub 58%" fo:font-weight="bold" style:font-weight-asian="bold" style:font-weight-complex="bold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905cm" svg:x="1.906cm" svg:y="6.456cm">
          <text:p text:style-name="P1"><text:span text:style-name="T1">EEG</text:span></text:p>
          <text:p text:style-name="P1">512 Hz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905cm" svg:x="7.726cm" svg:y="6.481cm">
          <text:p text:style-name="P1"><text:span text:style-name="T1">SMR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81cm" svg:height="3.175cm" svg:x="17.561cm" svg:y="5.851cm">
          <text:p text:style-name="P1"><text:span text:style-name="T1">Visual</text:span></text:p>
          <text:p text:style-name="P1"><text:span text:style-name="T1">feedback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67cm" svg:height="1.171cm" svg:x="12.171cm" svg:y="6.185cm">
          <draw:text-box>
            <text:p>p<text:span text:style-name="T2">smr</text:span></text:p>
          </draw:text-box>
        </draw:frame>
        <draw:connector draw:style-name="gr4" draw:text-style-name="P1" draw:layer="layout" draw:type="line" svg:x1="6.351cm" svg:y1="7.408cm" svg:x2="7.726cm" svg:y2="7.433cm" draw:start-shape="id1" draw:start-glue-point="1" draw:end-shape="id2" draw:end-glue-point="3" svg:d="m6351 7408 1375 25">
          <text:p/>
        </draw:connector>
        <draw:connector draw:style-name="gr4" draw:text-style-name="P1" draw:layer="layout" draw:type="line" svg:x1="12.171cm" svg:y1="7.433cm" svg:x2="17.561cm" svg:y2="7.438cm" draw:start-shape="id2" draw:start-glue-point="1" draw:end-shape="id3" svg:d="m12171 7433 5390 5">
          <text:p/>
        </draw:connector>
        <draw:frame draw:style-name="gr5" draw:text-style-name="P3" draw:layer="layout" svg:width="1.81cm" svg:height="1.171cm" svg:x="13.641cm" svg:y="6.786cm">
          <draw:text-box>
            <text:p><text:span text:style-name="T3">iC</text:span><text:span text:style-name="T4">smr</text:span></text:p>
          </draw:text-box>
        </draw:frame>
        <draw:custom-shape draw:style-name="gr6" draw:text-style-name="P2" draw:layer="layout" svg:width="19.685cm" svg:height="1.905cm" svg:x="1.906cm" svg:y="0.541cm">
          <text:p text:style-name="P1"><text:span text:style-name="T1">ID bu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211cm" svg:y1="6.351cm" svg:x2="4.211cm" svg:y2="2.541cm">
          <text:p/>
        </draw:line>
        <draw:line draw:style-name="gr7" draw:text-style-name="P1" draw:layer="layout" svg:x1="9.911cm" svg:y1="6.351cm" svg:x2="9.911cm" svg:y2="2.541cm">
          <text:p/>
        </draw:line>
        <draw:line draw:style-name="gr7" draw:text-style-name="P1" draw:layer="layout" svg:x1="19.386cm" svg:y1="2.541cm" svg:x2="19.386cm" svg:y2="5.716cm">
          <text:p/>
        </draw:line>
        <draw:frame draw:style-name="gr5" draw:text-style-name="P5" draw:layer="layout" svg:width="1.81cm" svg:height="1.171cm" svg:x="8.986cm" svg:y="3.675cm">
          <draw:text-box>
            <text:p text:style-name="P4"><text:span text:style-name="T5">iD</text:span><text:span text:style-name="T6">smr</text:span></text:p>
          </draw:text-box>
        </draw:frame>
        <draw:frame draw:style-name="gr5" draw:text-style-name="P5" draw:layer="layout" svg:width="1.463cm" svg:height="1.171cm" svg:x="18.686cm" svg:y="3.576cm">
          <draw:text-box>
            <text:p text:style-name="P4"><text:span text:style-name="T5">iD</text:span><text:span text:style-name="T6">vf</text:span></text:p>
          </draw:text-box>
        </draw:frame>
        <draw:frame draw:style-name="gr5" draw:text-style-name="P5" draw:layer="layout" svg:width="1.768cm" svg:height="1.171cm" svg:x="3.286cm" svg:y="3.676cm">
          <draw:text-box>
            <text:p text:style-name="P4"><text:span text:style-name="T5">iD</text:span><text:span text:style-name="T6">eeg</text:span></text:p>
          </draw:text-box>
        </draw:frame>
      </draw:page>
      <draw:page draw:name="page2" draw:style-name="dp2" draw:master-page-name="Default">
        <draw:line draw:style-name="gr7" draw:text-style-name="P1" draw:layer="layout" svg:x1="9.525cm" svg:y1="2.44cm" svg:x2="9.525cm" svg:y2="10.695cm">
          <text:p/>
        </draw:line>
        <draw:custom-shape draw:style-name="gr1" draw:text-style-name="P1" draw:id="id6" draw:layer="layout" svg:width="4.445cm" svg:height="1.905cm" svg:x="0.635cm" svg:y="7.617cm">
          <text:p text:style-name="P1"><text:span text:style-name="T1">EEG</text:span></text:p>
          <text:p text:style-name="P1">512 Hz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905cm" svg:x="6.35cm" svg:y="6.217cm">
          <text:p text:style-name="P1"><text:span text:style-name="T1">SMR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.445cm" svg:height="1.905cm" svg:x="6.35cm" svg:y="10.857cm">
          <text:p text:style-name="P1"><text:span text:style-name="T1">ErrP classifier</text:span></text:p>
          <text:p text:style-name="P1">16 Hz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3.175cm" svg:height="4.445cm" svg:x="15.065cm" svg:y="6.217cm">
          <text:p text:style-name="P1"><text:span text:style-name="T1">iC</text:span></text:p>
          <text:p text:style-name="P1"><text:span text:style-name="T1">fu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81cm" svg:height="3.175cm" svg:x="22.755cm" svg:y="6.857cm">
          <text:p text:style-name="P1"><text:span text:style-name="T1">Visual</text:span></text:p>
          <text:p text:style-name="P1"><text:span text:style-name="T1">feedback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1.093cm" svg:x1="18.24cm" svg:y1="8.439cm" svg:x2="22.755cm" svg:y2="8.444cm" draw:start-shape="id4" draw:start-glue-point="1" draw:end-shape="id5" svg:d="m18240 8439h3350v5h1165">
          <text:p/>
        </draw:connector>
        <draw:connector draw:style-name="gr4" draw:text-style-name="P1" draw:layer="layout" svg:x1="5.08cm" svg:y1="8.569cm" svg:x2="6.35cm" svg:y2="7.169cm" draw:start-shape="id6" draw:start-glue-point="1" draw:end-shape="id7" draw:end-glue-point="3" svg:d="m5080 8569h634v-1400h636">
          <text:p/>
        </draw:connector>
        <draw:connector draw:style-name="gr4" draw:text-style-name="P1" draw:layer="layout" svg:x1="5.08cm" svg:y1="8.569cm" svg:x2="6.35cm" svg:y2="11.809cm" draw:start-shape="id6" draw:start-glue-point="1" draw:end-shape="id8" svg:d="m5080 8569h634v3240h636">
          <text:p/>
        </draw:connector>
        <draw:frame draw:style-name="gr3" draw:layer="layout" svg:width="1.467cm" svg:height="1.171cm" svg:x="10.795cm" svg:y="6.121cm">
          <draw:text-box>
            <text:p>p<text:span text:style-name="T2">smr</text:span></text:p>
          </draw:text-box>
        </draw:frame>
        <draw:frame draw:style-name="gr3" draw:layer="layout" svg:width="1.505cm" svg:height="1.171cm" svg:x="10.795cm" svg:y="10.661cm">
          <draw:text-box>
            <text:p>p<text:span text:style-name="T2">errp</text:span></text:p>
          </draw:text-box>
        </draw:frame>
        <draw:frame draw:style-name="gr3" draw:layer="layout" svg:width="0.955cm" svg:height="1.171cm" svg:x="18.215cm" svg:y="6.656cm">
          <draw:text-box>
            <text:p><text:span text:style-name="T7">p</text:span><text:span text:style-name="T2">f</text:span></text:p>
          </draw:text-box>
        </draw:frame>
        <draw:connector draw:style-name="gr4" draw:text-style-name="P1" draw:layer="layout" draw:line-skew="1.676cm" svg:x1="10.795cm" svg:y1="7.169cm" svg:x2="16.652cm" svg:y2="6.217cm" draw:start-shape="id7" draw:start-glue-point="1" draw:end-shape="id4" draw:end-glue-point="0" svg:d="m10795 7169h3810v-1454h2047v502">
          <text:p/>
        </draw:connector>
        <draw:connector draw:style-name="gr4" draw:text-style-name="P1" draw:layer="layout" svg:x1="10.795cm" svg:y1="11.809cm" svg:x2="16.652cm" svg:y2="10.662cm" draw:start-shape="id8" draw:start-glue-point="1" draw:end-shape="id4" draw:end-glue-point="2" svg:d="m10795 11809h5857v-1147">
          <text:p/>
        </draw:connector>
        <draw:frame draw:style-name="gr5" draw:text-style-name="P3" draw:layer="layout" svg:width="1.81cm" svg:height="1.171cm" svg:x="12.4cm" svg:y="6.601cm">
          <draw:text-box>
            <text:p><text:span text:style-name="T3">iC</text:span><text:span text:style-name="T4">smr</text:span></text:p>
          </draw:text-box>
        </draw:frame>
        <draw:frame draw:style-name="gr5" draw:text-style-name="P3" draw:layer="layout" svg:width="1.852cm" svg:height="1.171cm" svg:x="12.4cm" svg:y="11.101cm">
          <draw:text-box>
            <text:p><text:span text:style-name="T3">iC</text:span><text:span text:style-name="T4">errp</text:span></text:p>
          </draw:text-box>
        </draw:frame>
        <draw:frame draw:style-name="gr5" draw:text-style-name="P3" draw:layer="layout" svg:width="1.26cm" svg:height="1.171cm" svg:x="19.345cm" svg:y="7.826cm">
          <draw:text-box>
            <text:p><text:span text:style-name="T3">iC</text:span><text:span text:style-name="T4">f</text:span></text:p>
          </draw:text-box>
        </draw:frame>
        <draw:custom-shape draw:style-name="gr6" draw:text-style-name="P2" draw:layer="layout" svg:width="26.035cm" svg:height="1.905cm" svg:x="0.635cm" svg:y="0.342cm">
          <text:p text:style-name="P1"><text:span text:style-name="T1">ID bu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74cm" svg:y1="2.44cm" svg:x2="2.74cm" svg:y2="7.52cm">
          <text:p/>
        </draw:line>
        <draw:frame draw:style-name="gr5" draw:text-style-name="P5" draw:layer="layout" svg:width="1.768cm" svg:height="1.171cm" svg:x="1.805cm" svg:y="4.445cm">
          <draw:text-box>
            <text:p text:style-name="P4"><text:span text:style-name="T5">iD</text:span><text:span text:style-name="T6">eeg</text:span></text:p>
          </draw:text-box>
        </draw:frame>
        <draw:line draw:style-name="gr7" draw:text-style-name="P1" draw:layer="layout" svg:x1="6.82cm" svg:y1="2.34cm" svg:x2="6.82cm" svg:y2="6.15cm">
          <text:p/>
        </draw:line>
        <draw:frame draw:style-name="gr5" draw:text-style-name="P5" draw:layer="layout" svg:width="1.81cm" svg:height="1.171cm" svg:x="5.887cm" svg:y="3.676cm">
          <draw:text-box>
            <text:p text:style-name="P4"><text:span text:style-name="T5">iD</text:span><text:span text:style-name="T6">smr</text:span></text:p>
          </draw:text-box>
        </draw:frame>
        <draw:frame draw:style-name="gr5" draw:text-style-name="P5" draw:layer="layout" svg:width="1.852cm" svg:height="1.171cm" svg:x="8.508cm" svg:y="3.69cm">
          <draw:text-box>
            <text:p text:style-name="P4"><text:span text:style-name="T5">iD</text:span><text:span text:style-name="T6">errp</text:span></text:p>
          </draw:text-box>
        </draw:frame>
        <draw:line draw:style-name="gr7" draw:text-style-name="P1" draw:layer="layout" svg:x1="24.64cm" svg:y1="2.34cm" svg:x2="24.64cm" svg:y2="6.785cm">
          <text:p/>
        </draw:line>
        <draw:frame draw:style-name="gr10" draw:text-style-name="P5" draw:layer="layout" svg:width="1.463cm" svg:height="1.171cm" svg:x="23.887cm" svg:y="3.777cm">
          <draw:text-box>
            <text:p text:style-name="P4"><text:span text:style-name="T5">iD</text:span><text:span text:style-name="T6">v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e Tavella</meta:initial-creator>
    <meta:creation-date>2011-03-17T13:05:34</meta:creation-date>
    <dc:date>2011-03-18T11:30:01</dc:date>
    <dc:creator>Michele Tavella</dc:creator>
    <meta:editing-duration>PT00H49M14S</meta:editing-duration>
    <meta:editing-cycles>38</meta:editing-cycles>
    <meta:generator>OpenOffice.org/3.2$Unix OpenOffice.org_project/320m19$Build-9505</meta:generator>
    <meta:document-statistic meta:object-count="39"/>
  </office:meta>
</office:document-meta>
</file>